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01f8fd"/>
    </style:style>
    <style:style style:name="T2" style:family="text">
      <style:text-properties officeooo:rsid="0002b07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2">T80a </text:span>Description </text:h>
      <text:section text:style-name="Sect1" text:name="d_Description">
        <text:p text:style-name="P3"><text:bookmark text:name="p_Description"/>Configurable cpu core that supports Z80, 8080 and gameboy instruction sets. Z80 and 8080 compa­bility have been proven by numerous implementations of old computer and arcade systems. It is used in the <text:a xlink:type="simple" xlink:href="http://zxgate.sourceforge.net/" text:style-name="Internet_20_link" text:visited-style-name="Visited_20_Internet_20_Link">zxgate</text:a> project, a zx81, zx spectrum, trs80 and Jupiter ACE clone project. And also in the <text:a xlink:type="simple" xlink:href="http://www.fpgaarcade.com/" text:style-name="Internet_20_link" text:visited-style-name="Visited_20_Internet_20_Link">FPGA Arcade</text:a> project. A Z80 SoC debug system with ROM, RAM and two 16450 UARTs is inclu­ded in the distribution. It is possible to run the NoICE debugger on this system. Batch files for runn­ning XST and Leonardo synthesis can be found in <text:a xlink:type="simple" xlink:href="http://www.opencores.org/cvsweb.shtml/t80/syn/xilinx/run/" text:style-name="Internet_20_link" text:visited-style-name="Visited_20_Internet_20_Link">syn/xilinx/run/</text:a>. Check these scripts to see how to use the included VHDL ROM generators. Before you can run the scripts you need to compile he­x2rom and xrom or download binaries from <text:a xlink:type="simple" xlink:href="http://www.e.kth.se/%7Ee93_daw/vhdl/download/hex2rom_0241_Win32.zip" text:style-name="Internet_20_link" text:visited-style-name="Visited_20_Internet_20_Link">here</text:a>. You must also replace one of the hex files in sw/ or change the batch files to use another hex file. The <text:a xlink:type="simple" xlink:href="http://z88dk.sourceforge.net/" text:style-name="Internet_20_link" text:visited-style-name="Visited_20_Internet_20_Link">z88dk</text:a> C compiler can be used with T80. The "embedded" configuration can be used with the debug system without modifications. Browse sour­ce code <text:a xlink:type="simple" xlink:href="http://www.opencores.org/cvsweb.shtml/t80/" text:style-name="Internet_20_link" text:visited-style-name="Visited_20_Internet_20_Link">here</text:a>. Download latest tarball <text:a xlink:type="simple" xlink:href="http://www.opencores.org/cvsget.cgi?module=t80&amp;tag=" text:style-name="Internet_20_link" text:visited-style-name="Visited_20_Internet_20_Link">here</text:a>. Thanks to MikeJ for some serious debugging and to the zxgate project members for invaluable Z80 information. </text:p>
      </text:section>
      <text:section text:style-name="Sect1" text:name="d_Features">
        <text:h text:style-name="Heading_20_2" text:outline-level="2"><text:bookmark text:name="features"/>Features </text:h>
        <text:p text:style-name="Text_20_body"><text:bookmark text:name="p_Features"/>- Technology independent <text:line-break/>- Up to 35MHz clock in Spartan2 -5 using XST synthesis <text:line-break/>- 10k gates and up to 100MHz in 0.18 CMOS <text:line-break/>- Supports all undocumented Z80 instructions <text:line-break/>- Supports all Z80 interrupt modes <text:line-break/>- Correct R register behaviour <text:line-break/>- Correct Z80 instruction timing <text:line-break/>- Almost 100% correct behavior of the undocumented Z80 flags <text:line-break/>- Both a synchronous (for implementation) and an asynchronous (for board level simulations) Z80 top level <text:line-break/>- Only a synchronous 8080 top level </text:p>
      </text:section>
      <text:section text:style-name="Sect1" text:name="d_Status">
        <text:h text:style-name="Heading_20_2" text:outline-level="2"><text:bookmark text:name="status"/>Status </text:h>
        <text:p text:style-name="Text_20_body"><text:bookmark text:name="p_Status"/>- Z80 compability and functionality thoroughly verified in FPGA <text:line-break/>- The gameboy mode is experimental <text:line-break/>- No gameboy top level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1f8f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</text:page-number> <text:span text:style-name="MT1">-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4:16:59.117370851</meta:creation-date>
    <dc:title>Standard_A4</dc:title>
    <meta:editing-duration>PT1M30S</meta:editing-duration>
    <meta:editing-cycles>2</meta:editing-cycles>
    <meta:generator>LibreOffice/5.2.7.2$Linux_x86 LibreOffice_project/20m0$Build-2</meta:generator>
    <dc:date>2018-09-03T04:18:28.213476350</dc:date>
    <meta:document-statistic meta:table-count="0" meta:image-count="0" meta:object-count="0" meta:page-count="1" meta:paragraph-count="7" meta:word-count="296" meta:character-count="1754" meta:non-whitespace-character-count="1448"/>
    <meta:template xlink:type="simple" xlink:actuate="onRequest" xlink:title="Standard_A4" xlink:href="../../../../../.config/libreoffice/4/user/template/Standard_A4.ott" meta:date="2018-09-03T04:16:58.308794522"/>
  </office:meta>
</office:document-meta>
</file>